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imesNewRoman1" svg:font-family="TimesNewRoman" style:font-family-generic="system" style:font-pitch="variable"/>
  </office:font-face-decls>
  <office:automatic-styles>
    <style:style style:name="Tabla1" style:family="table" style:master-page-name="Standard">
      <style:table-properties style:width="16.603cm" fo:margin-left="-0.199cm" fo:margin-top="0cm" fo:margin-bottom="0cm" style:page-number="auto" table:align="left" style:writing-mode="lr-tb"/>
    </style:style>
    <style:style style:name="Tabla1.A" style:family="table-column">
      <style:table-column-properties style:column-width="8.292cm"/>
    </style:style>
    <style:style style:name="Tabla1.B" style:family="table-column">
      <style:table-column-properties style:column-width="8.311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none"/>
    </style:style>
    <style:style style:name="Tabla2" style:family="table">
      <style:table-properties style:width="16.603cm" fo:margin-left="-0.191cm" fo:margin-top="0cm" fo:margin-bottom="0cm" table:align="left" style:writing-mode="lr-tb"/>
    </style:style>
    <style:style style:name="Tabla2.A" style:family="table-column">
      <style:table-column-properties style:column-width="4.406cm"/>
    </style:style>
    <style:style style:name="Tabla2.B" style:family="table-column">
      <style:table-column-properties style:column-width="12.197cm"/>
    </style:style>
    <style:style style:name="Tabla2.1" style:family="table-row">
      <style:table-row-properties style:min-row-height="0.6cm"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2.B1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a2.B2" style:family="table-cell">
      <style:table-cell-properties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Standard">
      <style:paragraph-properties style:punctuation-wrap="simple" style:vertical-align="auto">
        <style:tab-stops>
          <style:tab-stop style:position="15.222cm" style:leader-style="solid" style:leader-text="_"/>
        </style:tab-stops>
      </style:paragraph-properties>
    </style:style>
    <style:style style:name="P2" style:family="paragraph" style:parent-style-name="Viñetas-1">
      <style:paragraph-properties fo:margin-top="0cm" fo:margin-bottom="0cm" loext:contextual-spacing="false"/>
    </style:style>
    <style:style style:name="P3" style:family="paragraph" style:parent-style-name="Viñetas-1">
      <style:paragraph-properties fo:margin-top="0cm" fo:margin-bottom="0cm" loext:contextual-spacing="false"/>
      <style:text-properties officeooo:rsid="001c62de" officeooo:paragraph-rsid="001c62de"/>
    </style:style>
    <style:style style:name="P4" style:family="paragraph" style:parent-style-name="Viñetas-1">
      <style:paragraph-properties fo:margin-top="0cm" fo:margin-bottom="0cm" loext:contextual-spacing="false"/>
      <style:text-properties style:font-weight-complex="bold"/>
    </style:style>
    <style:style style:name="P5" style:family="paragraph" style:parent-style-name="Viñetas-1">
      <style:paragraph-properties fo:margin-top="0cm" fo:margin-bottom="0cm" loext:contextual-spacing="false"/>
      <style:text-properties fo:font-style="italic" style:font-style-asian="italic"/>
    </style:style>
    <style:style style:name="P6" style:family="paragraph" style:parent-style-name="Viñetas-1">
      <style:paragraph-properties fo:margin-top="0cm" fo:margin-bottom="0cm" loext:contextual-spacing="false"/>
      <style:text-properties officeooo:paragraph-rsid="001f348b"/>
    </style:style>
    <style:style style:name="P7" style:family="paragraph" style:parent-style-name="Viñetas-1">
      <style:paragraph-properties fo:margin-top="0cm" fo:margin-bottom="0cm" loext:contextual-spacing="false"/>
      <style:text-properties officeooo:paragraph-rsid="002207e8"/>
    </style:style>
    <style:style style:name="P8" style:family="paragraph" style:parent-style-name="Viñetas-1">
      <style:paragraph-properties fo:margin-left="1.259cm" fo:margin-right="0cm" fo:margin-top="0cm" fo:margin-bottom="0cm" loext:contextual-spacing="false" fo:text-indent="0cm" style:auto-text-indent="false"/>
    </style:style>
    <style:style style:name="P9" style:family="paragraph" style:parent-style-name="Viñetas-1">
      <style:paragraph-properties fo:margin-left="1.259cm" fo:margin-right="0cm" fo:margin-top="0cm" fo:margin-bottom="0cm" loext:contextual-spacing="false" fo:text-indent="0cm" style:auto-text-indent="false"/>
      <style:text-properties fo:font-style="italic" style:font-style-asian="italic"/>
    </style:style>
    <style:style style:name="P10" style:family="paragraph" style:parent-style-name="Viñetas-1">
      <style:paragraph-properties fo:margin-left="1.259cm" fo:margin-right="0cm" fo:margin-top="0cm" fo:margin-bottom="0cm" loext:contextual-spacing="false" fo:text-indent="0cm" style:auto-text-indent="false"/>
      <style:text-properties fo:font-style="italic" officeooo:paragraph-rsid="001c62de" style:font-style-asian="italic" style:font-weight-complex="bold"/>
    </style:style>
    <style:style style:name="P11" style:family="paragraph" style:parent-style-name="Viñetas-1">
      <style:paragraph-properties fo:margin-left="1.259cm" fo:margin-right="0cm" fo:margin-top="0cm" fo:margin-bottom="0cm" loext:contextual-spacing="false" fo:text-indent="0cm" style:auto-text-indent="false"/>
      <style:text-properties fo:font-style="italic" officeooo:paragraph-rsid="002207e8" style:font-style-asian="italic"/>
    </style:style>
    <style:style style:name="P12" style:family="paragraph" style:parent-style-name="Viñetas-1">
      <style:paragraph-properties fo:margin-left="1.259cm" fo:margin-right="0cm" fo:margin-top="0cm" fo:margin-bottom="0cm" loext:contextual-spacing="false" fo:text-indent="0cm" style:auto-text-indent="false"/>
      <style:text-properties officeooo:rsid="001c62de" officeooo:paragraph-rsid="001c62de"/>
    </style:style>
    <style:style style:name="P13" style:family="paragraph" style:parent-style-name="Viñetas-1">
      <style:paragraph-properties fo:margin-left="1.259cm" fo:margin-right="0cm" fo:margin-top="0cm" fo:margin-bottom="0cm" loext:contextual-spacing="false" fo:text-indent="0cm" style:auto-text-indent="false"/>
      <style:text-properties fo:font-style="normal" officeooo:rsid="001c62de" officeooo:paragraph-rsid="001c62de" style:font-style-asian="normal" style:font-style-complex="normal"/>
    </style:style>
    <style:style style:name="P14" style:family="paragraph" style:parent-style-name="Viñetas-1">
      <style:paragraph-properties fo:margin-left="1.259cm" fo:margin-right="0cm" fo:margin-top="0cm" fo:margin-bottom="0cm" loext:contextual-spacing="false" fo:text-indent="0cm" style:auto-text-indent="false"/>
      <style:text-properties fo:font-style="normal" officeooo:rsid="002207e8" officeooo:paragraph-rsid="002207e8" style:font-style-asian="normal" style:font-style-complex="normal"/>
    </style:style>
    <style:style style:name="P15" style:family="paragraph" style:parent-style-name="Viñetas-1">
      <style:paragraph-properties fo:margin-left="1.259cm" fo:margin-right="0cm" fo:margin-top="0cm" fo:margin-bottom="0cm" loext:contextual-spacing="false" fo:text-indent="0cm" style:auto-text-indent="false"/>
      <style:text-properties officeooo:paragraph-rsid="002207e8"/>
    </style:style>
    <style:style style:name="P16" style:family="paragraph" style:parent-style-name="Viñetas-1">
      <style:paragraph-properties fo:text-align="start" style:justify-single-word="false"/>
      <style:text-properties fo:font-size="9pt" fo:font-style="italic" style:font-size-asian="9pt" style:font-style-asian="italic" style:font-size-complex="9pt"/>
    </style:style>
    <style:style style:name="P17" style:family="paragraph" style:parent-style-name="Viñetas-1">
      <style:paragraph-properties fo:text-align="end" style:justify-single-word="false"/>
      <style:text-properties fo:font-size="9pt" fo:font-style="italic" style:font-size-asian="9pt" style:font-style-asian="italic" style:font-size-complex="9pt"/>
    </style:style>
    <style:style style:name="P18" style:family="paragraph" style:parent-style-name="Viñetas-1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Viñetas-1" style:list-style-name="L1">
      <style:paragraph-properties fo:margin-top="0cm" fo:margin-bottom="0cm" loext:contextual-spacing="false"/>
      <style:text-properties officeooo:rsid="001c62de" officeooo:paragraph-rsid="00256cdd"/>
    </style:style>
    <style:style style:name="P20" style:family="paragraph" style:parent-style-name="Viñetas-1" style:list-style-name="L1">
      <style:paragraph-properties fo:margin-top="0cm" fo:margin-bottom="0cm" loext:contextual-spacing="false"/>
      <style:text-properties officeooo:rsid="001c62de" officeooo:paragraph-rsid="0023e2f9"/>
    </style:style>
    <style:style style:name="P21" style:family="paragraph" style:parent-style-name="Viñetas-1" style:list-style-name="L1">
      <style:paragraph-properties fo:margin-top="0cm" fo:margin-bottom="0cm" loext:contextual-spacing="false"/>
      <style:text-properties officeooo:rsid="001c62de" officeooo:paragraph-rsid="0027640d"/>
    </style:style>
    <style:style style:name="P22" style:family="paragraph" style:parent-style-name="Viñetas-1" style:list-style-name="L1">
      <style:paragraph-properties fo:margin-top="0cm" fo:margin-bottom="0cm" loext:contextual-spacing="false"/>
      <style:text-properties officeooo:rsid="001c62de" officeooo:paragraph-rsid="001c62de"/>
    </style:style>
    <style:style style:name="P23" style:family="paragraph" style:parent-style-name="Viñetas-1" style:list-style-name="L1">
      <style:paragraph-properties fo:margin-top="0cm" fo:margin-bottom="0cm" loext:contextual-spacing="false"/>
      <style:text-properties officeooo:rsid="001edceb" officeooo:paragraph-rsid="001edceb"/>
    </style:style>
    <style:style style:name="P24" style:family="paragraph" style:parent-style-name="Viñetas-1" style:list-style-name="L1">
      <style:paragraph-properties fo:margin-top="0cm" fo:margin-bottom="0cm" loext:contextual-spacing="false"/>
      <style:text-properties officeooo:rsid="001f348b" officeooo:paragraph-rsid="001f348b"/>
    </style:style>
    <style:style style:name="P25" style:family="paragraph" style:parent-style-name="Viñetas-1" style:list-style-name="L1">
      <style:paragraph-properties fo:margin-top="0cm" fo:margin-bottom="0cm" loext:contextual-spacing="false"/>
      <style:text-properties officeooo:rsid="001d2b2a" officeooo:paragraph-rsid="001d2b2a"/>
    </style:style>
    <style:style style:name="P26" style:family="paragraph" style:parent-style-name="Viñetas-1" style:list-style-name="L1">
      <style:paragraph-properties fo:margin-top="0cm" fo:margin-bottom="0cm" loext:contextual-spacing="false"/>
      <style:text-properties officeooo:rsid="001d2b2a" officeooo:paragraph-rsid="0023e2f9"/>
    </style:style>
    <style:style style:name="P27" style:family="paragraph" style:parent-style-name="Viñetas-1" style:list-style-name="L1">
      <style:paragraph-properties fo:margin-top="0cm" fo:margin-bottom="0cm" loext:contextual-spacing="false"/>
      <style:text-properties officeooo:rsid="0027640d" officeooo:paragraph-rsid="0027640d"/>
    </style:style>
    <style:style style:name="T1" style:family="text">
      <style:text-properties style:font-weight-complex="bold"/>
    </style:style>
    <style:style style:name="T2" style:family="text">
      <style:text-properties officeooo:rsid="001d2b2a"/>
    </style:style>
    <style:style style:name="T3" style:family="text">
      <style:text-properties officeooo:rsid="001edceb"/>
    </style:style>
    <style:style style:name="T4" style:family="text">
      <style:text-properties officeooo:rsid="0022e698"/>
    </style:style>
    <style:style style:name="T5" style:family="text">
      <style:text-properties officeooo:rsid="0023e2f9"/>
    </style:style>
    <style:style style:name="T6" style:family="text">
      <style:text-properties officeooo:rsid="00256cdd"/>
    </style:style>
    <style:style style:name="T7" style:family="text">
      <style:text-properties officeooo:rsid="002764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9cm" fo:text-indent="-0.635cm" fo:margin-left="2.5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64cm" fo:text-indent="-0.635cm" fo:margin-left="3.1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9cm" fo:text-indent="-0.635cm" fo:margin-left="3.7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34cm" fo:text-indent="-0.635cm" fo:margin-left="4.4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9cm" fo:text-indent="-0.635cm" fo:margin-left="5.0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04cm" fo:text-indent="-0.635cm" fo:margin-left="5.7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9cm" fo:text-indent="-0.635cm" fo:margin-left="6.3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74cm" fo:text-indent="-0.635cm" fo:margin-left="6.9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9cm" fo:text-indent="-0.635cm" fo:margin-left="7.6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44cm" fo:text-indent="-0.635cm" fo:margin-left="8.24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Dpto. Informática - I.E.S. San Sebastián</text:p>
          </table:table-cell>
          <table:table-cell table:style-name="Tabla1.A1" office:value-type="string">
            <text:p text:style-name="P17">C.F.G.S. Desarrollo de Aplicaciones Web</text:p>
          </table:table-cell>
        </table:table-row>
      </table:table>
      <text:p text:style-name="P18">ANTEPROYECTO PARA SOLICITAR LA REALIZACIÓN DEL MÓDULO PROYECTO</text:p>
      <text:p text:style-name="P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><text:span text:style-name="T1">Nomb</text:span><text:bookmark text:name="_GoBack"/><text:span text:style-name="T1">re del proyecto:</text:span></text:p>
          </table:table-cell>
          <table:table-cell table:style-name="Tabla2.B1" office:value-type="string">
            <text:p text:style-name="P3"/>
          </table:table-cell>
        </table:table-row>
        <table:table-row table:style-name="Tabla2.1">
          <table:table-cell table:style-name="Tabla2.A1" office:value-type="string">
            <text:p text:style-name="P4">Alumno:</text:p>
          </table:table-cell>
          <table:table-cell table:style-name="Tabla2.B2" office:value-type="string">
            <text:p text:style-name="P3">Isabel María Calvo Mateos</text:p>
          </table:table-cell>
        </table:table-row>
        <table:table-row table:style-name="Tabla2.1">
          <table:table-cell table:style-name="Tabla2.A1" office:value-type="string">
            <text:p text:style-name="P1">Curso:</text:p>
          </table:table-cell>
          <table:table-cell table:style-name="Tabla2.B2" office:value-type="string">
            <text:p text:style-name="P3">2º DAW</text:p>
          </table:table-cell>
        </table:table-row>
        <table:table-row table:style-name="Tabla2.1">
          <table:table-cell table:style-name="Tabla2.A1" office:value-type="string">
            <text:p text:style-name="P1">Tutor:</text:p>
          </table:table-cell>
          <table:table-cell table:style-name="Tabla2.B2" office:value-type="string">
            <text:p text:style-name="P5">Déjese este campo en blanco. </text:p>
          </table:table-cell>
        </table:table-row>
      </table:table>
      <text:p text:style-name="P2"/>
      <text:p text:style-name="P2">OBJETIVOS<text:tab/></text:p>
      <text:p text:style-name="P9">Se indicará de forma genérica y si entrar en concreciones el objetivo que se pretende alcanzar al realizar el proyecto. Se indicará igualmente donde será utilizado el proyecto obtenido </text:p>
      <text:p text:style-name="P9"/>
      <text:p text:style-name="P13">El proyecto será una aplicación web que llevará la gestión interna <text:span text:style-name="T2">de una tienda de móviles y productos tecnológicos</text:span>. En ella podremos operar con <text:span text:style-name="T7">productos</text:span> que tenemos disponibles, las ventas realizadas, los clientes...</text:p>
      <text:p text:style-name="P8"/>
      <text:p text:style-name="P8"/>
      <text:p text:style-name="P8"/>
      <text:p text:style-name="P2">ANÁLISIS DEL SISTEMA</text:p>
      <text:p text:style-name="P9">Indicar con brevedad las partes del sistema sobre las que trabajaréis, identificando de forma genérica los requisitos que pretendéis satisfacer.</text:p>
      <text:p text:style-name="P9"/>
      <text:p text:style-name="P10">Si el proyecto versa sobre la adaptación o ampliación de alguna herramienta software o hardware se deberá aportar información sobre la herramienta utilizada (documentos electrónicos, direcciones URL, etc.), delimitando claramente cuál será el trabajo que realizará el alumno y que funcionalidad ya está implementada (véase el apartado 7. Bibliografía)</text:p>
      <text:p text:style-name="P8"/>
      <text:p text:style-name="P12">Los requisitos que deberá cumplir nuestra aplicación son los siguientes:</text:p>
      <text:p text:style-name="P12"/>
      <text:list xml:id="list7697930903310045104" text:style-name="L1">
        <text:list-item>
          <text:p text:style-name="P19">Insertar/Modificar/<text:span text:style-name="T7">Dar de baja</text:span> <text:span text:style-name="T6">usuarios</text:span></text:p>
        </text:list-item>
        <text:list-item>
          <text:p text:style-name="P20">Insertar/Modificar/<text:span text:style-name="T7">Dar de baja</text:span> clientes</text:p>
        </text:list-item>
        <text:list-item>
          <text:p text:style-name="P21">Insertar/Modificar/<text:span text:style-name="T7">Dar de baja</text:span> <text:span text:style-name="T2">proveedores</text:span></text:p>
        </text:list-item>
        <text:list-item>
          <text:p text:style-name="P21">Insertar/Modificar/<text:span text:style-name="T7">Dar de baja</text:span> <text:span text:style-name="T5">categorías</text:span></text:p>
        </text:list-item>
        <text:list-item>
          <text:p text:style-name="P21">Insertar/Modificar/<text:span text:style-name="T7">Dar de baja</text:span> <text:span text:style-name="T4">productos</text:span></text:p>
        </text:list-item>
        <text:list-item>
          <text:p text:style-name="P23">Guardar el precio al que obtenemos el producto y el precio al público</text:p>
        </text:list-item>
        <text:list-item>
          <text:p text:style-name="P22">Realizar ventas asociándolas con l<text:span text:style-name="T2">os productos</text:span> y cliente correspondiente</text:p>
        </text:list-item>
        <text:list-item>
          <text:p text:style-name="P22">Ver ventas de cada cliente</text:p>
        </text:list-item>
        <text:list-item>
          <text:p text:style-name="P24">Poder descargar las ventas, generando facturas</text:p>
        </text:list-item>
        <text:list-item>
          <text:p text:style-name="P25">Listar productos más vendidos, diferenciando <text:span text:style-name="T5">por categoría</text:span></text:p>
        </text:list-item>
        <text:list-item>
          <text:p text:style-name="P26">Listar productos <text:span text:style-name="T3">menos</text:span> vendidos, <text:s/>diferenciando <text:span text:style-name="T5">por categoría</text:span></text:p>
        </text:list-item>
        <text:list-item>
          <text:p text:style-name="P25">Asociar cada producto con su proveedor</text:p>
        </text:list-item>
        <text:list-item>
          <text:p text:style-name="P25"><text:span text:style-name="T3">Proporcionar</text:span> avisos si <text:span text:style-name="T3">a un producto se está acabando</text:span></text:p>
        </text:list-item>
        <text:list-item>
          <text:p text:style-name="P23">Evolución de las ventas</text:p>
        </text:list-item>
        <text:list-item>
          <text:p text:style-name="P27">Soportar clientes normales y mayoristas(Permite pagar al final de mes en una fecha fijada del mes ==&gt; Generar facturas pendientes)</text:p>
        </text:list-item>
        <text:list-item>
          <text:p text:style-name="P27"><text:soft-page-break/>Permitir que la aplicación pueda configurarse su presentación mediante plantillas</text:p>
        </text:list-item>
      </text:list>
      <text:p text:style-name="P6"/>
      <text:p text:style-name="P7">DISEÑO DEL SISTEMA </text:p>
      <text:p text:style-name="P11">Si el sistema precisa de nuevo material, hardware o software, indicar las características de este: dispositivos hardware, sistemas operativos, lenguajes, bases de datos, etc.</text:p>
      <text:p text:style-name="P15"/>
      <text:p text:style-name="P14">Por una parte, para el desarrollo de la funcionalidad del sistema se utilizará PHP, JavaScript, jQuery y Ajax, en PHP utilizaremos el framework CodeIgniter y mysql para la base de datos.</text:p>
      <text:p text:style-name="P14"/>
      <text:p text:style-name="P14">Por otra parte, para el diseño de la interfaz utilizaremos Bootstrap, haciendo uso de las plantillas responsivas que están disponibles de forma gratuita y del resto de eleme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imesNewRoman1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punctuation-wrap="hanging" style:vertical-align="baseline" style:writing-mode="lr-tb"/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Viñetas-1" style:family="paragraph" style:parent-style-name="Standard" style:default-outline-level="">
      <style:paragraph-properties fo:margin-top="0.212cm" fo:margin-bottom="0cm" loext:contextual-spacing="false" style:punctuation-wrap="simple" style:vertical-align="auto"/>
      <style:text-properties fo:color="#000000" style:font-name="TimesNewRoman" fo:font-family="TimesNewRoman" style:font-family-generic="roman" style:font-pitch="variable" style:font-name-complex="TimesNewRoman1" style:font-family-complex="TimesNewRoman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</meta:initial-creator>
    <meta:editing-cycles>12</meta:editing-cycles>
    <meta:creation-date>2013-03-14T11:37:00</meta:creation-date>
    <dc:date>2016-04-08T12:32:15.172000000</dc:date>
    <meta:editing-duration>PT2H3M28S</meta:editing-duration>
    <meta:generator>LibreOffice/4.3.2.2$Windows_x86 LibreOffice_project/edfb5295ba211bd31ad47d0bad0118690f76407d</meta:generator>
    <meta:document-statistic meta:table-count="2" meta:image-count="0" meta:object-count="0" meta:page-count="2" meta:paragraph-count="37" meta:word-count="399" meta:character-count="2672" meta:non-whitespace-character-count="23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